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7cm" table:align="margins"/>
    </style:style>
    <style:style style:name="Table86.A" style:family="table-column">
      <style:table-column-properties style:column-width="8.5cm" style:rel-column-width="32767*"/>
    </style:style>
    <style:style style:name="Table86.B" style:family="table-column">
      <style:table-column-properties style:column-width="8.5cm" style:rel-column-width="32768*"/>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1"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 officeooo:rsid="00469b47" officeooo:paragraph-rsid="00469b47"/>
    </style:style>
    <style:style style:name="P383" style:family="paragraph" style:parent-style-name="Title">
      <style:text-properties style:font-name="Arial"/>
    </style:style>
    <style:style style:name="P384" style:family="paragraph" style:parent-style-name="Standard">
      <style:text-properties style:font-name="Arial"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Text_20_body">
      <style:text-properties officeooo:paragraph-rsid="00560a15"/>
    </style:style>
    <style:style style:name="P437" style:family="paragraph" style:parent-style-name="Standard">
      <style:text-properties officeooo:paragraph-rsid="0013349a"/>
    </style:style>
    <style:style style:name="P438" style:family="paragraph" style:parent-style-name="Standard">
      <style:text-properties officeooo:paragraph-rsid="0011bd51"/>
    </style:style>
    <style:style style:name="P439" style:family="paragraph" style:parent-style-name="Text_20_body">
      <style:text-properties officeooo:rsid="006784a4" officeooo:paragraph-rsid="006784a4"/>
    </style:style>
    <style:style style:name="P440" style:family="paragraph" style:parent-style-name="Standard">
      <style:text-properties officeooo:rsid="006e8f07" officeooo:paragraph-rsid="00705a3d"/>
    </style:style>
    <style:style style:name="P441" style:family="paragraph" style:parent-style-name="Text_20_body">
      <style:text-properties officeooo:rsid="00705a3d" officeooo:paragraph-rsid="00705a3d"/>
    </style:style>
    <style:style style:name="P442" style:family="paragraph" style:parent-style-name="Text_20_body">
      <style:text-properties officeooo:rsid="0075cb9a" officeooo:paragraph-rsid="00b10008"/>
    </style:style>
    <style:style style:name="P443" style:family="paragraph" style:parent-style-name="Text_20_body">
      <style:text-properties officeooo:rsid="0075cb9a" officeooo:paragraph-rsid="00b39cfd"/>
    </style:style>
    <style:style style:name="P444" style:family="paragraph" style:parent-style-name="Table_20_Contents">
      <style:paragraph-properties fo:text-align="start" style:justify-single-word="false"/>
      <style:text-properties style:text-underline-style="solid" style:text-underline-width="auto" style:text-underline-color="font-color"/>
    </style:style>
    <style:style style:name="P445" style:family="paragraph" style:parent-style-name="Text_20_body">
      <style:text-properties officeooo:rsid="009332c5" officeooo:paragraph-rsid="00977f7f"/>
    </style:style>
    <style:style style:name="P446" style:family="paragraph" style:parent-style-name="Standard">
      <style:text-properties officeooo:paragraph-rsid="00977f7f"/>
    </style:style>
    <style:style style:name="P447" style:family="paragraph" style:parent-style-name="Standard">
      <style:text-properties officeooo:paragraph-rsid="00a592ca"/>
    </style:style>
    <style:style style:name="P448" style:family="paragraph" style:parent-style-name="Text_20_body">
      <style:text-properties officeooo:paragraph-rsid="00a592ca"/>
    </style:style>
    <style:style style:name="P449" style:family="paragraph" style:parent-style-name="Standard">
      <style:text-properties officeooo:paragraph-rsid="0014c88c"/>
    </style:style>
    <style:style style:name="P450" style:family="paragraph" style:parent-style-name="Text_20_body">
      <style:text-properties officeooo:rsid="00bbcebe" officeooo:paragraph-rsid="00bbcebe"/>
    </style:style>
    <style:style style:name="P451" style:family="paragraph" style:parent-style-name="Standard">
      <style:text-properties officeooo:rsid="00c19787" officeooo:paragraph-rsid="00c19787"/>
    </style:style>
    <style:style style:name="P452"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3" style:family="paragraph" style:parent-style-name="Preformatted_20_Text">
      <style:paragraph-properties fo:margin-left="0cm" fo:margin-right="0cm" fo:orphans="2" fo:widows="2" fo:text-indent="0cm" style:auto-text-indent="false"/>
    </style:style>
    <style:style style:name="P454" style:family="paragraph" style:parent-style-name="Text_20_body">
      <style:paragraph-properties fo:margin-left="0cm" fo:margin-right="0cm" fo:orphans="2" fo:widows="2" fo:text-indent="0cm" style:auto-text-indent="false"/>
    </style:style>
    <style:style style:name="P455" style:family="paragraph" style:parent-style-name="Preformatted_20_Text">
      <style:paragraph-properties fo:orphans="2" fo:widows="2"/>
    </style:style>
    <style:style style:name="P456" style:family="paragraph" style:parent-style-name="Preformatted_20_Text">
      <style:paragraph-properties fo:margin-top="0cm" fo:margin-bottom="0.499cm" style:contextual-spacing="false" fo:orphans="2" fo:widows="2"/>
    </style:style>
    <style:style style:name="P457" style:family="paragraph" style:parent-style-name="Standard">
      <style:text-properties officeooo:rsid="00c45ced" officeooo:paragraph-rsid="00c45ced"/>
    </style:style>
    <style:style style:name="P458"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9" style:family="paragraph" style:parent-style-name="Text_20_body">
      <style:text-properties officeooo:paragraph-rsid="00cd0517"/>
    </style:style>
    <style:style style:name="P460" style:family="paragraph" style:parent-style-name="Standard">
      <style:text-properties officeooo:paragraph-rsid="00d82882"/>
    </style:style>
    <style:style style:name="P461" style:family="paragraph" style:parent-style-name="Standard">
      <style:text-properties officeooo:rsid="00fbc077" officeooo:paragraph-rsid="00fbc077"/>
    </style:style>
    <style:style style:name="P462" style:family="paragraph" style:parent-style-name="Standard">
      <style:text-properties officeooo:rsid="00fbc077" officeooo:paragraph-rsid="0109914a"/>
    </style:style>
    <style:style style:name="P463" style:family="paragraph" style:parent-style-name="Text_20_body">
      <style:text-properties officeooo:rsid="00ff4c98" officeooo:paragraph-rsid="00ff4c98"/>
    </style:style>
    <style:style style:name="P464" style:family="paragraph" style:parent-style-name="Text_20_body">
      <style:text-properties officeooo:rsid="00771eda" officeooo:paragraph-rsid="00b10008"/>
    </style:style>
    <style:style style:name="P465" style:family="paragraph" style:parent-style-name="Text_20_body">
      <style:text-properties officeooo:rsid="00b10008" officeooo:paragraph-rsid="00b10008"/>
    </style:style>
    <style:style style:name="P466" style:family="paragraph" style:parent-style-name="Standard">
      <style:text-properties officeooo:rsid="011b2b69" officeooo:paragraph-rsid="0052556d"/>
    </style:style>
    <style:style style:name="P467" style:family="paragraph" style:parent-style-name="Standard">
      <style:text-properties officeooo:paragraph-rsid="0142d160"/>
    </style:style>
    <style:style style:name="P468" style:family="paragraph" style:parent-style-name="Standard">
      <style:text-properties officeooo:paragraph-rsid="0020ebb5"/>
    </style:style>
    <style:style style:name="P469" style:family="paragraph" style:parent-style-name="Standard">
      <style:text-properties officeooo:paragraph-rsid="0132eb31"/>
    </style:style>
    <style:style style:name="P470" style:family="paragraph" style:parent-style-name="Standard">
      <style:text-properties officeooo:rsid="01620822" officeooo:paragraph-rsid="01620822"/>
    </style:style>
    <style:style style:name="P471" style:family="paragraph" style:parent-style-name="Standard">
      <style:text-properties style:text-underline-style="none" officeooo:rsid="01620822" officeooo:paragraph-rsid="01620822"/>
    </style:style>
    <style:style style:name="P472" style:family="paragraph" style:parent-style-name="Standard">
      <style:text-properties officeooo:rsid="00598fd9" officeooo:paragraph-rsid="00598fd9"/>
    </style:style>
    <style:style style:name="P473" style:family="paragraph" style:parent-style-name="Standard">
      <style:text-properties officeooo:paragraph-rsid="016e04de"/>
    </style:style>
    <style:style style:name="P474" style:family="paragraph" style:parent-style-name="Standard">
      <style:paragraph-properties fo:break-before="page"/>
    </style:style>
    <style:style style:name="P475" style:family="paragraph" style:parent-style-name="Standard">
      <style:text-properties officeooo:rsid="01791025" officeooo:paragraph-rsid="01791025"/>
    </style:style>
    <style:style style:name="P476" style:family="paragraph" style:parent-style-name="Text_20_body">
      <style:text-properties officeooo:paragraph-rsid="01791025"/>
    </style:style>
    <style:style style:name="P477" style:family="paragraph" style:parent-style-name="Heading_20_1">
      <style:text-properties officeooo:rsid="00a97067" officeooo:paragraph-rsid="00a97067"/>
    </style:style>
    <style:style style:name="P478" style:family="paragraph" style:parent-style-name="Heading_20_1">
      <style:text-properties officeooo:paragraph-rsid="00a97067"/>
    </style:style>
    <style:style style:name="P479" style:family="paragraph" style:parent-style-name="Heading_20_1">
      <style:text-properties officeooo:paragraph-rsid="0041ed7e"/>
    </style:style>
    <style:style style:name="P480" style:family="paragraph" style:parent-style-name="Heading_20_1">
      <style:text-properties officeooo:paragraph-rsid="00275043"/>
    </style:style>
    <style:style style:name="P481" style:family="paragraph" style:parent-style-name="Heading_20_1">
      <style:paragraph-properties fo:break-before="page"/>
    </style:style>
    <style:style style:name="P482" style:family="paragraph" style:parent-style-name="Heading_20_1">
      <style:text-properties officeooo:paragraph-rsid="00d2f8ee"/>
    </style:style>
    <style:style style:name="P48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4" style:family="paragraph" style:parent-style-name="Heading_20_1">
      <style:paragraph-properties fo:break-before="page"/>
      <style:text-properties officeooo:paragraph-rsid="00a592ca"/>
    </style:style>
    <style:style style:name="P485" style:family="paragraph" style:parent-style-name="Heading_20_1">
      <style:paragraph-properties fo:break-before="page"/>
      <style:text-properties officeooo:paragraph-rsid="0150fa27"/>
    </style:style>
    <style:style style:name="P486" style:family="paragraph" style:parent-style-name="Heading_20_1">
      <style:text-properties officeooo:paragraph-rsid="003fce4a"/>
    </style:style>
    <style:style style:name="P487" style:family="paragraph" style:parent-style-name="Heading_20_1">
      <style:text-properties officeooo:paragraph-rsid="003d579f"/>
    </style:style>
    <style:style style:name="P488" style:family="paragraph" style:parent-style-name="Heading_20_1">
      <style:text-properties officeooo:paragraph-rsid="0044241a"/>
    </style:style>
    <style:style style:name="P489" style:family="paragraph" style:parent-style-name="Heading_20_1">
      <style:paragraph-properties fo:break-before="page"/>
      <style:text-properties officeooo:paragraph-rsid="016e04de"/>
    </style:style>
    <style:style style:name="P490" style:family="paragraph" style:parent-style-name="Heading_20_1">
      <style:text-properties officeooo:paragraph-rsid="012635a0"/>
    </style:style>
    <style:style style:name="P491" style:family="paragraph" style:parent-style-name="Heading_20_1">
      <style:paragraph-properties fo:break-before="page"/>
      <style:text-properties officeooo:paragraph-rsid="0123abe6"/>
    </style:style>
    <style:style style:name="P492" style:family="paragraph" style:parent-style-name="Heading_20_1">
      <style:text-properties officeooo:paragraph-rsid="0055bc33"/>
    </style:style>
    <style:style style:name="P493" style:family="paragraph" style:parent-style-name="Heading_20_1">
      <style:text-properties officeooo:rsid="0132eb31" officeooo:paragraph-rsid="0132eb31"/>
    </style:style>
    <style:style style:name="P494" style:family="paragraph" style:parent-style-name="Heading_20_1">
      <style:text-properties officeooo:paragraph-rsid="0142d160"/>
    </style:style>
    <style:style style:name="P495" style:family="paragraph" style:parent-style-name="Heading_20_1">
      <style:paragraph-properties fo:break-before="page"/>
      <style:text-properties officeooo:paragraph-rsid="00349b47"/>
    </style:style>
    <style:style style:name="P496" style:family="paragraph" style:parent-style-name="Heading_20_1">
      <style:text-properties officeooo:paragraph-rsid="0038c750"/>
    </style:style>
    <style:style style:name="P497" style:family="paragraph" style:parent-style-name="Heading_20_1">
      <style:text-properties officeooo:paragraph-rsid="003a99c0"/>
    </style:style>
    <style:style style:name="P498" style:family="paragraph" style:parent-style-name="Heading_20_1">
      <style:text-properties officeooo:rsid="00560a15" officeooo:paragraph-rsid="00560a15"/>
    </style:style>
    <style:style style:name="P499" style:family="paragraph" style:parent-style-name="Heading_20_1">
      <style:text-properties officeooo:paragraph-rsid="0030b6f7"/>
    </style:style>
    <style:style style:name="P500" style:family="paragraph" style:parent-style-name="Heading_20_1">
      <style:paragraph-properties fo:break-before="page"/>
      <style:text-properties officeooo:paragraph-rsid="011b2b69"/>
    </style:style>
    <style:style style:name="P501" style:family="paragraph" style:parent-style-name="Heading_20_2">
      <style:text-properties officeooo:paragraph-rsid="011ad1fb"/>
    </style:style>
    <style:style style:name="P502" style:family="paragraph" style:parent-style-name="Heading_20_2">
      <style:paragraph-properties fo:break-before="page"/>
      <style:text-properties officeooo:paragraph-rsid="00d82882"/>
    </style:style>
    <style:style style:name="P503" style:family="paragraph" style:parent-style-name="Heading_20_2">
      <style:paragraph-properties fo:break-before="page"/>
    </style:style>
    <style:style style:name="P504" style:family="paragraph" style:parent-style-name="Heading_20_2">
      <style:text-properties officeooo:paragraph-rsid="0082c79f"/>
    </style:style>
    <style:style style:name="P50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7" style:family="paragraph" style:parent-style-name="Heading_20_3">
      <style:text-properties officeooo:rsid="007c89be" officeooo:paragraph-rsid="007c89be"/>
    </style:style>
    <style:style style:name="P508"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7711bb"/>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1"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1"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1"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1"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1"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 fo:font-size="11pt" style:font-size-asian="11pt" style:font-size-complex="11pt"/>
    </style:style>
    <style:style style:name="T159" style:family="text">
      <style:text-properties style:font-name="Arial" fo:font-size="11pt" officeooo:rsid="009694ed" style:font-size-asian="11pt" style:font-size-complex="11pt"/>
    </style:style>
    <style:style style:name="T160" style:family="text">
      <style:text-properties style:font-name="Arial" fo:font-size="11pt" officeooo:rsid="0096c051" style:font-size-asian="11pt" style:font-size-complex="11pt"/>
    </style:style>
    <style:style style:name="T161" style:family="text">
      <style:text-properties style:font-name="Arial" fo:font-size="11pt" officeooo:rsid="00ff4c98" style:font-size-asian="11pt" style:font-size-complex="11pt"/>
    </style:style>
    <style:style style:name="T162" style:family="text">
      <style:text-properties style:font-name="Arial" fo:font-size="11pt" officeooo:rsid="0109914a" style:font-size-asian="11pt" style:font-size-complex="11pt"/>
    </style:style>
    <style:style style:name="T163" style:family="text">
      <style:text-properties style:font-name="Arial" fo:font-size="11pt" style:text-underline-style="solid" style:text-underline-width="auto" style:text-underline-color="font-color" officeooo:rsid="00ff4c98" style:font-size-asian="11pt" style:font-size-complex="11pt"/>
    </style:style>
    <style:style style:name="T164" style:family="text">
      <style:text-properties style:font-name="Arial" fo:font-size="11pt" style:text-underline-style="solid" style:text-underline-width="auto" style:text-underline-color="font-color" officeooo:rsid="0109914a" style:font-size-asian="11pt" style:font-size-complex="11pt"/>
    </style:style>
    <style:style style:name="T165" style:family="text">
      <style:text-properties officeooo:rsid="010269ff"/>
    </style:style>
    <style:style style:name="T166" style:family="text">
      <style:text-properties officeooo:rsid="0104b553"/>
    </style:style>
    <style:style style:name="T167" style:family="text">
      <style:text-properties officeooo:rsid="01068e6e"/>
    </style:style>
    <style:style style:name="T168" style:family="text">
      <style:text-properties officeooo:rsid="01070182"/>
    </style:style>
    <style:style style:name="T169" style:family="text">
      <style:text-properties officeooo:rsid="010db601"/>
    </style:style>
    <style:style style:name="T170" style:family="text">
      <style:text-properties officeooo:rsid="010f359c"/>
    </style:style>
    <style:style style:name="T171" style:family="text">
      <style:text-properties officeooo:rsid="011074b3"/>
    </style:style>
    <style:style style:name="T172" style:family="text">
      <style:text-properties officeooo:rsid="01134d5e"/>
    </style:style>
    <style:style style:name="T173" style:family="text">
      <style:text-properties officeooo:rsid="0114d365"/>
    </style:style>
    <style:style style:name="T174" style:family="text">
      <style:text-properties officeooo:rsid="011885e1"/>
    </style:style>
    <style:style style:name="T175" style:family="text">
      <style:text-properties officeooo:rsid="011a6b3c"/>
    </style:style>
    <style:style style:name="T176" style:family="text">
      <style:text-properties officeooo:rsid="011ad1fb"/>
    </style:style>
    <style:style style:name="T177" style:family="text">
      <style:text-properties officeooo:rsid="011b2b69"/>
    </style:style>
    <style:style style:name="T178" style:family="text">
      <style:text-properties officeooo:rsid="011e8d55"/>
    </style:style>
    <style:style style:name="T179" style:family="text">
      <style:text-properties officeooo:rsid="012aa58c"/>
    </style:style>
    <style:style style:name="T180" style:family="text">
      <style:text-properties officeooo:rsid="012cd5d7"/>
    </style:style>
    <style:style style:name="T181" style:family="text">
      <style:text-properties officeooo:rsid="012e736c"/>
    </style:style>
    <style:style style:name="T182" style:family="text">
      <style:text-properties officeooo:rsid="0135b379"/>
    </style:style>
    <style:style style:name="T183" style:family="text">
      <style:text-properties officeooo:rsid="0136818e"/>
    </style:style>
    <style:style style:name="T184" style:family="text">
      <style:text-properties officeooo:rsid="01397495"/>
    </style:style>
    <style:style style:name="T185" style:family="text">
      <style:text-properties officeooo:rsid="013b400a"/>
    </style:style>
    <style:style style:name="T186" style:family="text">
      <style:text-properties officeooo:rsid="013ec744"/>
    </style:style>
    <style:style style:name="T187" style:family="text">
      <style:text-properties officeooo:rsid="013ef1a7"/>
    </style:style>
    <style:style style:name="T188" style:family="text">
      <style:text-properties officeooo:rsid="0140007f"/>
    </style:style>
    <style:style style:name="T189" style:family="text">
      <style:text-properties officeooo:rsid="0140ad50"/>
    </style:style>
    <style:style style:name="T190" style:family="text">
      <style:text-properties officeooo:rsid="0141ef6b"/>
    </style:style>
    <style:style style:name="T191" style:family="text">
      <style:text-properties officeooo:rsid="0142d160"/>
    </style:style>
    <style:style style:name="T192" style:family="text">
      <style:text-properties style:text-underline-style="solid" style:text-underline-width="auto" style:text-underline-color="font-color"/>
    </style:style>
    <style:style style:name="T193" style:family="text">
      <style:text-properties officeooo:rsid="0146195b"/>
    </style:style>
    <style:style style:name="T194" style:family="text">
      <style:text-properties officeooo:rsid="0148070b"/>
    </style:style>
    <style:style style:name="T195" style:family="text">
      <style:text-properties officeooo:rsid="0148aa5b"/>
    </style:style>
    <style:style style:name="T196" style:family="text">
      <style:text-properties style:text-position="super 58%"/>
    </style:style>
    <style:style style:name="T197" style:family="text">
      <style:text-properties officeooo:rsid="014a0176"/>
    </style:style>
    <style:style style:name="T198" style:family="text">
      <style:text-properties officeooo:rsid="014c5cce"/>
    </style:style>
    <style:style style:name="T199" style:family="text">
      <style:text-properties officeooo:rsid="0152fb73"/>
    </style:style>
    <style:style style:name="T200" style:family="text">
      <style:text-properties officeooo:rsid="0153bcfb"/>
    </style:style>
    <style:style style:name="T201" style:family="text">
      <style:text-properties officeooo:rsid="01620822"/>
    </style:style>
    <style:style style:name="T202" style:family="text">
      <style:text-properties officeooo:rsid="01674e70"/>
    </style:style>
    <style:style style:name="T203" style:family="text">
      <style:text-properties officeooo:rsid="016a89f6"/>
    </style:style>
    <style:style style:name="T204" style:family="text">
      <style:text-properties officeooo:rsid="016c43bc"/>
    </style:style>
    <style:style style:name="T205" style:family="text">
      <style:text-properties officeooo:rsid="017183d0"/>
    </style:style>
    <style:style style:name="T206" style:family="text">
      <style:text-properties officeooo:rsid="0177980b"/>
    </style:style>
    <style:style style:name="T207" style:family="text">
      <style:text-properties officeooo:rsid="01791025"/>
    </style:style>
    <style:style style:name="T208" style:family="text">
      <style:text-properties officeooo:rsid="017aaf6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419563490592">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8">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7"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419563490864">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1419563494400">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1419563482976">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1419563483248">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1419563484336">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1419563484608">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1419563485152">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1419563485424">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c<text:span text:style-name="T208">k</text:span> background, white characters</text:p>
          </table:table-cell>
          <table:table-cell table:style-name="Table64.D2" office:value-type="string">
            <text:p text:style-name="P241">forth</text:p>
          </table:table-cell>
        </table:table-row>
        <text:soft-page-break/>
        <table:table-row table:style-name="TableLine1419563516704">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1419563501200">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1419563514800">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1419563500928">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1419563515072">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1419563500112">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1419563502560">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419563495216">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1419563512352">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419563502016">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1419563516160">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1419563502288">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1419563509088">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1419563505008">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1419563504736">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1419563509360">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1419563509632">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1419563505280">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1419563503648">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1419563514256">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1419563506096">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1419563511808">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1419563510720">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419563505552">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1419563516432">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1419563502832">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1419563503104">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1419563515888">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1419563506912">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1419563512080">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1419563507456">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1419563516976">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419563500384">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1419563513712">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4"><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1419563513984">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1419563515344">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1419563515616">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1419563524592">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1419563518608">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419563519152">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1419563523232">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text:span><text:span text:style-name="T206">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1419563507184">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1419563526224">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6">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419563519968">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419563518336">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79" text:outline-level="1">Camera</text:h>
      <table:table table:name="Table45" table:style-name="Table45">
        <table:table-column table:style-name="Table45.A"/>
        <table:table-column table:style-name="Table45.B" table:number-columns-repeated="2"/>
        <table:table-column table:style-name="Table45.D"/>
        <table:table-row table:style-name="TableLine1419563521328">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1419563517520">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563522960">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563521872">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563523504">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563523776">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563525408">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563525136">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563435920">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1419637649952">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4576">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0224">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2128">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0496">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2880">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7840">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3216">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2672">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4240">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9680">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2064">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2944">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9408">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0768">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5328">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1040">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7504">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5056">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1520">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3152">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6960">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7776">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7232">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6144">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5600">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2400">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8112">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8592">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1584">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1248">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53488">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9136">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419637651312">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1419637655664">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419637657024">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1419637653760">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1419637648864">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0976">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8048">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4032">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5872">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1856">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8320">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5392">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4304">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4848">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3424">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3696">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5120">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5936">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1792">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2336">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6208">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2608">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56480">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3968">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6416">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1419637644512">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80" text:outline-level="1">Character I/O</text:h>
      <table:table table:name="Table4" table:style-name="Table4">
        <table:table-column table:style-name="Table4.A"/>
        <table:table-column table:style-name="Table4.B"/>
        <table:table-column table:style-name="Table4.C"/>
        <table:table-column table:style-name="Table4.D"/>
        <table:table-row table:style-name="TableLine1419637644784">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1419637667088">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1419637661920">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1419637670080">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1419637671712">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1419637668720">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1419637671984">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1419637664640">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1419637665728">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1419637673616">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1419637668992">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1419637664096">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1419637671168">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1419637669264">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1419637667904">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1419637672256">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1419637661648">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1419637658656">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1419637672800">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1419637667360">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419637646688">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1419637670352">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81" text:outline-level="1">Comparison</text:h>
      <table:table table:name="Table6" table:style-name="Table6">
        <table:table-column table:style-name="Table6.A"/>
        <table:table-column table:style-name="Table6.B"/>
        <table:table-column table:style-name="Table6.C"/>
        <table:table-column table:style-name="Table6.D"/>
        <table:table-row table:style-name="TableLine1419637673072">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1419637673888">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1419637661376">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1419637663552">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1419637666544">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1419637658928">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1419637659200">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1419637659744">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1419637660288">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82" text:outline-level="1">Debug</text:h>
      <table:table table:name="Table7" table:style-name="Table7">
        <table:table-column table:style-name="Table7.A"/>
        <table:table-column table:style-name="Table7.B"/>
        <table:table-column table:style-name="Table7.C"/>
        <table:table-column table:style-name="Table7.D"/>
        <table:table-row table:style-name="TableLine1419637660560">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1419637690752">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1419637691568">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1419637682864">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1419637691840">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1419637673344">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419637689936">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1419637691296">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1419637692384">
          <table:table-cell table:style-name="Table8.A2" office:value-type="string">
            <text:p text:style-name="P56">&gt;<text:span text:style-name="T178">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419637683136">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1419637688848">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1419637681232">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1419637692656">
          <table:table-cell table:style-name="Table8.A2" office:value-type="string">
            <text:p text:style-name="P56">&gt;<text:span text:style-name="T178">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419637686944">
          <table:table-cell table:style-name="Table8.A2" office:value-type="string">
            <text:p text:style-name="P56">&gt;<text:span text:style-name="T178">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1419637676336">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1419637680688">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1419637692928">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1419637687488">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1419637689120">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419637689392">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1419637675792">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1419637685312">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1419637690480">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7">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7"/>
      <text:p text:style-name="P457"><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83"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419637691024">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1419637677696">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1419637679600">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1419637680144">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1419637700544">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1419637695648">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1419637704896">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1419637704352">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1419637697552">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1419637695920">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1419637706256">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419637697824">
          <table:table-cell table:style-name="Table10.A2" office:value-type="string">
            <text:p text:style-name="P56">OPEN-FILE</text:p>
          </table:table-cell>
          <table:table-cell table:style-name="Table10.A2" office:value-type="string">
            <text:p text:style-name="P116">( a n <text:span text:style-name="T202">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1419637694016">
          <table:table-cell table:style-name="Table10.A2" office:value-type="string">
            <text:p text:style-name="P56">R/O</text:p>
          </table:table-cell>
          <table:table-cell table:style-name="Table10.A2" office:value-type="string">
            <text:p text:style-name="P116">( -- <text:span text:style-name="T202">fam</text:span> )</text:p>
          </table:table-cell>
          <table:table-cell table:style-name="Table10.A2" office:value-type="string">
            <text:p text:style-name="P116">read only mode - used with OPEN-FILE, <text:span text:style-name="T202">CREATE-FILE</text:span></text:p>
          </table:table-cell>
          <table:table-cell table:style-name="Table10.D2" office:value-type="string">
            <text:p text:style-name="P116">forth</text:p>
          </table:table-cell>
        </table:table-row>
        <table:table-row table:style-name="TableLine1419637699184">
          <table:table-cell table:style-name="Table10.A2" office:value-type="string">
            <text:p text:style-name="P56">R/W</text:p>
          </table:table-cell>
          <table:table-cell table:style-name="Table10.A2" office:value-type="string">
            <text:p text:style-name="P116">( -- <text:span text:style-name="T202">fam</text:span>)</text:p>
          </table:table-cell>
          <table:table-cell table:style-name="Table10.A2" office:value-type="string">
            <text:p text:style-name="P156">read write mode - used with OPEN-FILE, <text:span text:style-name="T202">CREATE-FILE</text:span></text:p>
          </table:table-cell>
          <table:table-cell table:style-name="Table10.D2" office:value-type="string">
            <text:p text:style-name="P116">forth</text:p>
          </table:table-cell>
        </table:table-row>
        <table:table-row table:style-name="TableLine1419637705168">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1419637695376">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1419637703808">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1419637708432">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1419637694288">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1419637701632">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1419637693472">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1419637694832">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1419637700816">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1419637698368">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1419637709792">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1419637702720">
          <table:table-cell table:style-name="Table10.A2" office:value-type="string">
            <text:p text:style-name="P56">W/O</text:p>
          </table:table-cell>
          <table:table-cell table:style-name="Table10.A2" office:value-type="string">
            <text:p text:style-name="P116">( -- <text:span text:style-name="T202">fam</text:span> )</text:p>
          </table:table-cell>
          <table:table-cell table:style-name="Table10.A2" office:value-type="string">
            <text:p text:style-name="P156">write only mode - used with OPEN-FILE, <text:span text:style-name="T202">CREATE-FILE</text:span></text:p>
          </table:table-cell>
          <table:table-cell table:style-name="Table10.D2" office:value-type="string">
            <text:p text:style-name="P116">forth</text:p>
          </table:table-cell>
        </table:table-row>
        <table:table-row table:style-name="TableLine1419637701088">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9"/>
      <text:p text:style-name="P447"/>
      <table:table table:name="Table56" table:style-name="Table56">
        <table:table-column table:style-name="Table56.A"/>
        <table:table-column table:style-name="Table56.B"/>
        <table:table-column table:style-name="Table56.C"/>
        <table:table-row table:style-name="TableLine1419637676880">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5">load source code automatically on switch on and run the program</text:span></text:p>
          </table:table-cell>
        </table:table-row>
        <table:table-row table:style-name="TableLine1419637704080">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7"/>
      <text:p text:style-name="P447"/>
      <table:table table:name="Table87" table:style-name="Table87">
        <table:table-column table:style-name="Table87.A"/>
        <table:table-column table:style-name="Table87.B"/>
        <table:table-column table:style-name="Table87.C"/>
        <table:table-row table:style-name="TableLine1419637698640">
          <table:table-cell table:style-name="Table87.A1" office:value-type="string">
            <text:p text:style-name="P332"><text:span text:style-name="T117">startup:</text:span><text:span text:style-name="T84"> </text:span><text:span text:style-name="T118">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1419637708160">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4"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4">numbers, denoted r below,</text:span> <text:span text:style-name="T197">are</text:span> kept on a separate <text:span text:style-name="T197">floating point</text:span> stack.</text:p>
          </table:table-cell>
        </table:table-row>
        <table:table-row table:style-name="Table42.1">
          <table:table-cell table:style-name="Table42.A1" office:value-type="string">
            <text:p text:style-name="P425">NOTE: Tasks currently don't support floating point. A <text:span text:style-name="T19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419637698912">
          <table:table-cell table:style-name="Table41.A1" office:value-type="string">
            <text:p text:style-name="P56">1/F</text:p>
          </table:table-cell>
          <table:table-cell table:style-name="Table41.A1" office:value-type="string">
            <text:p text:style-name="P116">( r<text:span text:style-name="T193">1</text:span> -- r<text:span text:style-name="T193">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1419637699728">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1419637700000">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1419637703264">
          <table:table-cell table:style-name="Table41.A2" office:value-type="string">
            <text:p text:style-name="P56">F- </text:p>
          </table:table-cell>
          <table:table-cell table:style-name="Table41.A2" office:value-type="string">
            <text:p text:style-name="P116">( r<text:span text:style-name="T193">1</text:span> r<text:span text:style-name="T193">2</text:span> -- r<text:span text:style-name="T193">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1419637703536">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1419637707888">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1419637710064">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419637700272">
          <table:table-cell table:style-name="Table41.A2" office:value-type="string">
            <text:p text:style-name="P90">F**</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1419637695104">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419637696192">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1419637696464">
          <table:table-cell table:style-name="Table41.A2" office:value-type="string">
            <text:p text:style-name="P56">F&lt; </text:p>
          </table:table-cell>
          <table:table-cell table:style-name="Table41.A2" office:value-type="string">
            <text:p text:style-name="P151">( r<text:span text:style-name="T193">1</text:span> r<text:span text:style-name="T193">2</text:span> -- <text:span text:style-name="T193">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1419637702448">
          <table:table-cell table:style-name="Table41.A2" office:value-type="string">
            <text:p text:style-name="P56">F&l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lt;<text:span text:style-name="T194">=</text:span> r2</text:p>
          </table:table-cell>
          <table:table-cell table:style-name="Table41.D2" office:value-type="string">
            <text:p text:style-name="P298">forth</text:p>
          </table:table-cell>
        </table:table-row>
        <table:table-row table:style-name="TableLine1419637710608">
          <table:table-cell table:style-name="Table41.A2" office:value-type="string">
            <text:p text:style-name="P56">F&lt;&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1419637716320">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text:span text:style-name="T194">==</text:span> r2</text:p>
          </table:table-cell>
          <table:table-cell table:style-name="Table41.D2" office:value-type="string">
            <text:p text:style-name="P298">forth</text:p>
          </table:table-cell>
        </table:table-row>
        <table:table-row table:style-name="TableLine1419637725840">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1419637710880">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text:span text:style-name="T194">=</text:span> r2</text:p>
          </table:table-cell>
          <table:table-cell table:style-name="Table41.D2" office:value-type="string">
            <text:p text:style-name="P298">forth</text:p>
          </table:table-cell>
        </table:table-row>
        <table:table-row table:style-name="TableLine1419637720128">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1419637726928">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1419637722848">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1419637719856">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1419637716592">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1419637723392">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1419637722304">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1419637723120">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1419637714960">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1419637726384">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1419637722576">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1419637727472">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1419637726656">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1419637714416">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1419637716864">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1419637713328">
          <table:table-cell table:style-name="Table41.A2" office:value-type="string">
            <text:p text:style-name="P89">FNEGATE</text:p>
          </table:table-cell>
          <table:table-cell table:style-name="Table41.A2" office:value-type="string">
            <text:p text:style-name="P224">( r<text:span text:style-name="T195">1</text:span> – -r<text:span text:style-name="T195">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1419637714688">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6">nd</text:span> item on <text:s/>the floating stack</text:p>
          </table:table-cell>
          <table:table-cell table:style-name="Table41.D2" office:value-type="string">
            <text:p text:style-name="P299">forth</text:p>
          </table:table-cell>
        </table:table-row>
        <table:table-row table:style-name="TableLine1419637715232">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6">nd</text:span> item on the floating stack to the top</text:p>
          </table:table-cell>
          <table:table-cell table:style-name="Table41.D2" office:value-type="string">
            <text:p text:style-name="P299">forth</text:p>
          </table:table-cell>
        </table:table-row>
        <table:table-row table:style-name="TableLine1419637723936">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419637717952">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1419637715504">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1419637727744">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5">2</text:span> = <text:span text:style-name="T195">sin</text:span> (r1 )</text:p>
          </table:table-cell>
          <table:table-cell table:style-name="Table41.D2" office:value-type="string">
            <text:p text:style-name="P299">forth</text:p>
          </table:table-cell>
        </table:table-row>
        <table:table-row table:style-name="TableLine1419637724208">
          <table:table-cell table:style-name="Table41.A2" office:value-type="string">
            <text:p text:style-name="P90">FSINCOS</text:p>
          </table:table-cell>
          <table:table-cell table:style-name="Table41.A2" office:value-type="string">
            <text:p text:style-name="P288">( r1 – r2 <text:s/><text:span text:style-name="T195">r3</text:span>)</text:p>
          </table:table-cell>
          <table:table-cell table:style-name="Table41.A2" office:value-type="string">
            <text:p text:style-name="P372">r<text:span text:style-name="T195">2</text:span> = <text:span text:style-name="T195">sin</text:span> (r1 ), <text:span text:style-name="T195">r3 = cos (r1)</text:span> </text:p>
          </table:table-cell>
          <table:table-cell table:style-name="Table41.D2" office:value-type="string">
            <text:p text:style-name="P299">forth</text:p>
          </table:table-cell>
        </table:table-row>
        <table:table-row table:style-name="TableLine1419637718224">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419637724480">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419637723664">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1419637720672">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419637717136">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5">v</text:span>alue – default = 6</text:p>
          </table:table-cell>
          <table:table-cell table:style-name="Table41.D2" office:value-type="string">
            <text:p text:style-name="P299">forth</text:p>
          </table:table-cell>
        </table:table-row>
        <table:table-row table:style-name="TableLine1419637724752">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5">s</text:span>et the value of precision to n</text:p>
          </table:table-cell>
          <table:table-cell table:style-name="Table41.D2" office:value-type="string">
            <text:p text:style-name="P299">forth</text:p>
          </table:table-cell>
        </table:table-row>
        <table:table-row table:style-name="TableLine1419637711968">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419637726112">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419637727200">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5">s</text:span>ingle precision store</text:p>
          </table:table-cell>
          <table:table-cell table:style-name="Table41.D2" office:value-type="string">
            <text:p text:style-name="P298">forth</text:p>
          </table:table-cell>
        </table:table-row>
        <table:table-row table:style-name="TableLine1419637725024">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5">s</text:span>ingle precision load</text:p>
          </table:table-cell>
          <table:table-cell table:style-name="Table41.D2" office:value-type="string">
            <text:p text:style-name="P298">forth</text:p>
          </table:table-cell>
        </table:table-row>
        <table:table-row table:style-name="TableLine1419637715776">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419637719312">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1419637725296">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81" text:outline-level="1">HTTPD</text:h>
      <table:table table:name="Table96" table:style-name="Table96">
        <table:table-column table:style-name="Table96.A"/>
        <table:table-column table:style-name="Table96.B"/>
        <table:table-column table:style-name="Table96.C"/>
        <table:table-column table:style-name="Table96.D"/>
        <table:table-row table:style-name="TableLine1419637701904">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1419637711424">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12240">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20400">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19584">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11696">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20944">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14144">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12512">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12784">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21216">
          <table:table-cell table:style-name="Table96.A2" office:value-type="string">
            <text:p text:style-name="P69">completed?</text:p>
          </table:table-cell>
          <table:table-cell table:style-name="Table96.A2" office:value-type="string">
            <text:p text:style-name="P153">( -- f <text:span text:style-name="T199">)</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13056">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21488">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21760">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22032">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6992">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40528">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7808">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42976">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9984">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4544">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419637742432">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419637743248">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6176">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5360">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5632">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37264">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43520">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1419637734816">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1419637744880">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1419637738080">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419637743792">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1419637733728">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419637733184">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1419637741344">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419637744064">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1419637735088">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1419637732096">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1419637744336">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1419637734000">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1419637733456">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1419637741616">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419637717408">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1419637736448">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1419637738624">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1419637738896">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1419637739168">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1419637732368">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1419637728832">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1419637728288">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1419637739440">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8"/>
      <table:table table:name="Table52" table:style-name="Table52">
        <table:table-column table:style-name="Table52.A"/>
        <table:table-column table:style-name="Table52.B"/>
        <table:table-column table:style-name="Table52.C"/>
        <table:table-row table:style-name="TableLine1419637740256">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1419637741888">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419637742160">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1419637730464">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419637729920">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419637746512">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419637731824">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1419637749232">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419637749504">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1419637751408">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419637747328">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419637751136">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419637746240">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1419637747600">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419637751680">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1419637753312">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419637749776">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419637747872">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1419637750048">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1419637754128">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1419637752496">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419637752768">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1419637750320">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419637753584">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1419637745696">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1419637750592">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1419637745968">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1419637637712">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1419637633088">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1419637629824">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1419637634176">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1419637628464">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1419637636352">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1419637633904">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1419637630096">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1419637638528">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1419637637440">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1419637633360">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1419637635264">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1419637636896">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1419637640432">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1419637638800">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1419637636080">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1419637625744">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1419637634720">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1419637639888">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1419637628736">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1419637636624">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1419637634448">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1419637748144">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1419637639072">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419637635536">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1419637639344">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1419637623568">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1419637623840">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1419637624112">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1419637624384">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1419637627104">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1419637624656">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1419637624928">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1419637625200">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419637637168">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1419637627920">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1419637630912">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1419637631728">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1419637632000">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1419637632544">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1419637632816">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419637626560">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1419641349120">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1419641352112">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1419641351840">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1419641357280">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1419641356192">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1419641345584">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1419641353744">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1419641345856">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1419641352656">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1419641352384">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1419641347216">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1419641344496">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1419641350752">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1419641348304">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1419641342592">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419641345040">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1419641358096">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8" text:outline-level="1">Maths</text:h>
      <table:table table:name="Table16" table:style-name="Table16">
        <table:table-column table:style-name="Table16.A"/>
        <table:table-column table:style-name="Table16.B"/>
        <table:table-column table:style-name="Table16.C"/>
        <table:table-column table:style-name="Table16.D"/>
        <table:table-row table:style-name="TableLine1419641355648">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141964135320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1419641354288">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1419641353472">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141964135456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1419641355104">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141964134232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1419641355376">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419641357008">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1419641343136">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141964135755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1419641345312">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1419641357824">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1419641341232">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1419641346128">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1419641341504">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1419641341776">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1419641348848">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1419641342048">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9">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419641358368">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1419641370608">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1419641370064">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1419641371968">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1419641368160">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1419641363808">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1419641369248">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1419641365440">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1419641359456">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1419641365168">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1419641371696">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4">$20</text:span></text:p>
          </table:table-cell>
          <table:table-cell table:style-name="Table17.D2" office:value-type="string">
            <text:p text:style-name="P116"/>
          </table:table-cell>
        </table:table-row>
        <table:table-row table:style-name="TableLine1419641369520">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419641359184">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1419641365712">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1419641372240">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1419641374144">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1419641364624">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4">$00</text:span></text:p>
          </table:table-cell>
          <table:table-cell table:style-name="Table17.D2" office:value-type="string">
            <text:p text:style-name="P135">forth</text:p>
          </table:table-cell>
        </table:table-row>
        <table:table-row table:style-name="TableLine1419641368432">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1419641366256">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1419641359728">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1419641367072">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1419641360000">
          <table:table-cell table:style-name="Table17.A2" office:value-type="string">
            <text:p text:style-name="P56"><text:span text:style-name="T173">S</text:span>L@</text:p>
          </table:table-cell>
          <table:table-cell table:style-name="Table17.A2" office:value-type="string">
            <text:p text:style-name="P116">( addr --n )</text:p>
          </table:table-cell>
          <table:table-cell table:style-name="Table17.A2" office:value-type="string">
            <text:p text:style-name="P116">read <text:span text:style-name="T173">signed long </text:span>n from real ESP32 memory space</text:p>
          </table:table-cell>
          <table:table-cell table:style-name="Table17.D2" office:value-type="string">
            <text:p text:style-name="P116">forth</text:p>
          </table:table-cell>
        </table:table-row>
        <table:table-row table:style-name="TableLine1419641365984">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1419641362176">
          <table:table-cell table:style-name="Table17.A2" office:value-type="string">
            <text:p text:style-name="P82">UL@</text:p>
          </table:table-cell>
          <table:table-cell table:style-name="Table17.A2" office:value-type="string">
            <text:p text:style-name="P116">( addr --<text:span text:style-name="T173">u</text:span> )</text:p>
          </table:table-cell>
          <table:table-cell table:style-name="Table17.A2" office:value-type="string">
            <text:p text:style-name="P134">read <text:span text:style-name="T173">unsigned long u</text:span> from real ESP32 memory space</text:p>
          </table:table-cell>
          <table:table-cell table:style-name="Table17.D2" office:value-type="string">
            <text:p text:style-name="P217">forth</text:p>
          </table:table-cell>
        </table:table-row>
        <table:table-row table:style-name="TableLine1419641361632">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1419641370336">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419641343408">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1419641371152">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1419641374688">
          <table:table-cell table:style-name="Table18.A2" office:value-type="string">
            <text:p text:style-name="P56">#</text:p>
          </table:table-cell>
          <table:table-cell table:style-name="Table18.A2" office:value-type="string">
            <text:p text:style-name="P116">( u<text:span text:style-name="T204">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1419641364080">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1419641360272">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1419641374960">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1419641360816">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1419641360544">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1419641375232">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1419641375504">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1419641371424">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1419641362992">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1419641372512">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1419641358640">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1419641373328">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1419641373600">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1419641373872">
          <table:table-cell table:style-name="Table18.A2" office:value-type="string">
            <text:p text:style-name="P56">u.</text:p>
          </table:table-cell>
          <table:table-cell table:style-name="Table18.A2" office:value-type="string">
            <text:p text:style-name="P116">( <text:span text:style-name="T203">u</text:span> -- )</text:p>
          </table:table-cell>
          <table:table-cell table:style-name="Table18.A2" office:value-type="string">
            <text:p text:style-name="P116">Display <text:span text:style-name="T203">u</text:span> <text:span text:style-name="T203">unsigned </text:span>in the current number base</text:p>
          </table:table-cell>
          <table:table-cell table:style-name="Table18.D2" office:value-type="string">
            <text:p text:style-name="P116">forth</text:p>
          </table:table-cell>
        </table:table-row>
        <table:table-row table:style-name="TableLine1419641358912">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3"/>
      <table:table table:name="Table97" table:style-name="Table97">
        <table:table-column table:style-name="Table97.A"/>
        <table:table-column table:style-name="Table97.B"/>
        <table:table-column table:style-name="Table97.C"/>
        <table:table-row table:style-name="TableLine1419641362448">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1419641391824">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5">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89" text:outline-level="1">OLED display</text:h>
      <text:p text:style-name="P445">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419641363264">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1419641376320">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419641387744">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1419641377408">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1419641385568">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1419641383392">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419641377952">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1419641380400">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1419641385296">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1419641376048">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419641390464">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419641385840">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1419641376592">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1419641391552">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1419641386112">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1419641388560">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1419641386384">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1419641389376">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419641386656">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1419641376864">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1419641389648">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1419641386928">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1419641388016">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1419641388288">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1419641392368">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1419641388832">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1419641389104">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1419641389920">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1419641390192">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6"/>
      <table:table table:name="Table61" table:style-name="Table61">
        <table:table-column table:style-name="Table61.A"/>
        <table:table-column table:style-name="Table61.B"/>
        <table:table-column table:style-name="Table61.C"/>
        <table:table-row table:style-name="TableLine1419641391008">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1419641378496">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6"/>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419641392640">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1419641380672">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419641382032">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1419641408960">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2704">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5968">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5360">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4880">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2976">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6512">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10048">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6784">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4272">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9712">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0256">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7264">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3248">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4608">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8896">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3792">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0528">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7056">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4336">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3728">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4544">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9168">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1419641409232">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7328">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7536">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5152">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5424">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9440">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5696">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8352">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5632">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1616">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6240">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5904">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10592">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7872">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8144">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7808">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0800">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8416">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10320">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1072">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394816">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1419641408688">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1419641409504">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1419641393456">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419641395088">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1419641401888">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419641409776">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1419641414400">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419641412768">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1419641425824">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90"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419641398624">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1419641423104">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1419641413040">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1419641414672">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419641425552">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419641414944">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1419641416848">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419641417120">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1419641419840">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419641427184">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1419641417936">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419641427728">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419641416304">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1419641428000">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419641422016">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1419641411408">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1419641422288">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1419641423920">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1419641416576">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1419641412496">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419641424192">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1419641420928">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1419641443776">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1419641430448">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30992">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44592">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34528">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31264">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33712">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41056">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28272">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32080">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28544">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28816">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39152">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29088">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41328">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1419641440512">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419641436704">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1419641443504">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1419641440784">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9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419641438336">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1419641446768">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1419641447040">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1419641450576">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1419641449216">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92" text:outline-level="1">Sockets</text:h>
      <text:p text:style-name="P451">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419641451664">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1419641330896">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1419641328176">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1419641339600">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1419641327904">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1419641333888">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1419641340416">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1419641330352">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419641335792">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1419641336608">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1419641332800">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1419641328720">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1419641335248">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1419641329808">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1419641332528">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1419641327360">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1419641339056">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1419641334976">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5">Will block if the receive buffer is empty. Use NON-BLOCK to alter that</text:span></text:p>
          </table:table-cell>
          <table:table-cell table:style-name="Table23.D2" office:value-type="string">
            <text:p text:style-name="P122">sockets</text:p>
          </table:table-cell>
        </table:table-row>
        <table:table-row table:style-name="TableLine1419641330624">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6">Works l</text:span>ike recv, <text:span text:style-name="T16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1419641336064">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1419641334160">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1419641337968">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1419641338784">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5">Will block if the transmit buffer is full. Use NON-BLOCK to alter that</text:span></text:p>
          </table:table-cell>
          <table:table-cell table:style-name="Table23.D2" office:value-type="string">
            <text:p text:style-name="P122">sockets</text:p>
          </table:table-cell>
        </table:table-row>
        <table:table-row table:style-name="TableLine1419641336880">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5">Will block if the transmit buffer is full. Use NON-BLOCK to alter that</text:span> </text:p>
          </table:table-cell>
          <table:table-cell table:style-name="Table23.D2" office:value-type="string">
            <text:p text:style-name="P122">sockets</text:p>
          </table:table-cell>
        </table:table-row>
        <table:table-row table:style-name="TableLine1419641331712">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1419641334432">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1419641340688">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1419641334704">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1419641337152">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419641328992">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1419641330080">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1419641335520">
          <table:table-cell table:style-name="Table23.A2" office:value-type="string">
            <text:p text:style-name="P60">sockaccept</text:p>
          </table:table-cell>
          <table:table-cell table:style-name="Table23.A2" office:value-type="string">
            <text:p text:style-name="P407">(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5">Normally blocks until a remote client connects. Use NON-BLOCK to alter that</text:span></text:p>
          </table:table-cell>
          <table:table-cell table:style-name="Table23.D2" office:value-type="string">
            <text:p text:style-name="P120">sockets</text:p>
          </table:table-cell>
        </table:table-row>
        <table:table-row table:style-name="TableLine1419641326000">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1419641329264">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0">sockets</text:p>
          </table:table-cell>
        </table:table-row>
        <table:table-row table:style-name="TableLine1419641333072">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1419641339328">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419641447856">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1419641338512">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1419641331984">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1419641331168">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419641324096">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1419641324640">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1419641331440">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1419641324912">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1419641325184">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8">d</text:span>isplays the floating point number stack</text:p>
          </table:table-cell>
          <table:table-cell table:style-name="Table25.D2" office:value-type="string">
            <text:p text:style-name="P233">forth</text:p>
          </table:table-cell>
        </table:table-row>
        <table:table-row table:style-name="TableLine1419641332256">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1419641325456">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1419641326272">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1419641325728">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1419641326544">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1419641326816">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1419563498208">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1419563483520">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1419637675248">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1419657181152">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8">s</text:span>et the data stack pointer</text:p>
          </table:table-cell>
          <table:table-cell table:style-name="Table25.D2" office:value-type="string">
            <text:p text:style-name="P116">forth</text:p>
          </table:table-cell>
        </table:table-row>
        <table:table-row table:style-name="TableLine1419657176528">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8">r</text:span>ead the data stack pointer</text:p>
          </table:table-cell>
          <table:table-cell table:style-name="Table25.D2" office:value-type="string">
            <text:p text:style-name="P116">forth</text:p>
          </table:table-cell>
        </table:table-row>
        <text:soft-page-break/>
        <table:table-row table:style-name="TableLine1419657175440">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1419657183872">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8">of chrs or bytes</text:span>, useful where a stream of data is to be handled. <text:span text:style-name="T18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419657187952">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1419657181696">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419657176800">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9">stream. Terminate when n chrs received or stream empty</text:span></text:p>
          </table:table-cell>
          <table:table-cell table:style-name="Table26.D2" office:value-type="string">
            <text:p text:style-name="P116">streams</text:p>
          </table:table-cell>
        </table:table-row>
        <table:table-row table:style-name="TableLine1419657179520">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1419657185232">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1419657181968">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1419657182240">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1419657177072">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1419657180064">
          <table:table-cell table:style-name="Table26.A2" office:value-type="string">
            <text:p text:style-name="P56">stream#</text:p>
          </table:table-cell>
          <table:table-cell table:style-name="Table26.A2" office:value-type="string">
            <text:p text:style-name="P116">( s<text:span text:style-name="T187">t</text:span> -- n )</text:p>
          </table:table-cell>
          <table:table-cell table:style-name="Table26.A2" office:value-type="string">
            <text:p text:style-name="P243"><text:span text:style-name="T198">r</text:span>etu<text:span text:style-name="T198">r</text:span>ns the number of chrs <text:span text:style-name="T201">waiting to be read</text:span> in stream st</text:p>
          </table:table-cell>
          <table:table-cell table:style-name="Table26.D2" office:value-type="string">
            <text:p text:style-name="P116">streams</text:p>
          </table:table-cell>
        </table:table-row>
        <table:table-row table:style-name="TableLine1419657185504">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9">ing</text:span>, a n , to stream st</text:p>
          </table:table-cell>
          <table:table-cell table:style-name="Table26.D2" office:value-type="string">
            <text:p text:style-name="P116">streams</text:p>
          </table:table-cell>
        </table:table-row>
        <table:table-row table:style-name="TableLine1419657177344">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1419657183600">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1419657189312">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419657172992">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1419657189040">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1419657180336">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1419657178432">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1419657177888">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1419657186592">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1419657184688">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1419657183328">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1419657186320">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1419657173264">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9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419657187680">
          <table:table-cell table:style-name="Table38.A1" office:value-type="string">
            <text:p text:style-name="P68">align-by</text:p>
          </table:table-cell>
          <table:table-cell table:style-name="Table38.A1" office:value-type="string">
            <text:p text:style-name="P145">( a<text:span text:style-name="T190">1</text:span> n -- a<text:span text:style-name="T190">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1419657175168">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1419657193120">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1419657202096">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1419657200736">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1419657204816">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1419657202368">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419657199104">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1419657204544">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1419657189856">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1419657196384">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1">When “name” is execute it returns the total byte count of the structure</text:span></text:p>
          </table:table-cell>
          <table:table-cell table:style-name="Table38.D2" office:value-type="string">
            <text:p text:style-name="P233">structures</text:p>
          </table:table-cell>
        </table:table-row>
        <table:table-row table:style-name="TableLine1419657190400">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1419657193664">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9"/>
      <text:p text:style-name="P467"/>
      <table:table table:name="Table95" table:style-name="Table95">
        <table:table-column table:style-name="Table95.A"/>
        <table:table-column table:style-name="Table95.B"/>
        <table:table-column table:style-name="Table95.C"/>
        <table:table-row table:style-name="TableLine1419657172448">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1">definition and use of a structure</text:span></text:p>
          </table:table-cell>
        </table:table-row>
        <table:table-row table:style-name="TableLine1419657192576">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4" text:outline-level="1">System</text:h>
      <table:table table:name="Table28" table:style-name="Table28">
        <table:table-column table:style-name="Table28.A"/>
        <table:table-column table:style-name="Table28.B"/>
        <table:table-column table:style-name="Table28.C"/>
        <table:table-column table:style-name="Table28.D"/>
        <table:table-row table:style-name="TableLine1419657195024">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1419657190672">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1419657198560">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1419657195568">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1419657205632">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1419657203456">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1419657203728">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1419657206448">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1419657204272">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1419657199648">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1419657205360">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1419657197200">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1419657202912">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1419657205904">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8"/>
      <text:p text:style-name="P467"/>
      <text:h text:style-name="P49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419657194480">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1419657191216">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1419657201280">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1419657191488">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1419657196112">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1419657201552">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1419657201824">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1419657211888">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1419657218416">
          <table:table-cell table:style-name="Table51.A1" table:number-columns-spanned="3" office:value-type="string">
            <text:p text:style-name="P275"/>
            <text:p text:style-name="P283">A<text:span text:style-name="T169">ct</text:span><text:span text:style-name="T170">u</text:span><text:span text:style-name="T169">ally</text:span> the word ‘hi’ above could have been written as:-</text:p>
            <text:p text:style-name="P283"/>
            <text:p text:style-name="P283">: hi ." Time is: " ms-ticks . cr 10000 ms ; <text:tab/><text:tab/><text:tab/> <text:s/>\ Print the tick <text:span text:style-name="T171">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69">as a ‘one-shot’ </text:span>will in fact repeat when assigned <text:span text:style-name="T169">to</text:span> a task and <text:span text:style-name="T169">a ‘pause’ is already built in to ensure task switching</text:span></text:p>
          </table:table-cell>
          <table:covered-table-cell/>
          <table:covered-table-cell/>
        </table:table-row>
      </table:table>
      <text:p text:style-name="Standard"/>
      <text:h text:style-name="P495" text:outline-level="1">Telnet</text:h>
      <table:table table:name="Table30" table:style-name="Table30">
        <table:table-column table:style-name="Table30.A"/>
        <table:table-column table:style-name="Table30.B"/>
        <table:table-column table:style-name="Table30.C"/>
        <table:table-column table:style-name="Table30.D"/>
        <table:table-row table:style-name="TableLine1419657193392">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1419657214336">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1419657222768">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419657222224">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1419657219232">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419657206992">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419657212160">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1419657215696">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1419657218144">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1419657218960">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419657219504">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1419657214880">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1419657216512">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1419657217872">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1419657214608">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419657221408">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1419657212976">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1419657220864">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11072">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1419657221136">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1419657207264">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07808">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1419657215424">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1419657208080">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1419657208352">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1419657208624">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09168">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1419657209712">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1419657211344">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1419657211616">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1419657213248">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1419657213520">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13792">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14064">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1419657241264">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34192">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26848">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25216">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39904">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35280">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29296">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32016">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30112">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40176">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27664">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35552">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26032">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1419657230384">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27936">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41536">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1419657240720">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1419657210800">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1419657240448">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419657237456">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1419657233104">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1419657229568">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1419657228480">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419657230928">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1419657225760">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419657232560">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1419657234464">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419657226304">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419657233376">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419657232832">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1419657236096">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1419657233648">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1419657233920">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1419657228752">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1419657231200">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1419657239088">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1419657226576">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419657239632">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1419657236640">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8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419657238272">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1419657257584">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1419657244528">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1419657251328">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1419657248608">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1419657252688">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1419657255136">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1419657249152">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1419657246976">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1419657249696">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1419657243440">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1419657245072">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1419657256768">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141965724534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1419657243712">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1419657254048">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1419657249968">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1419657258400">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1419657248064">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1419657245888">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1419657246160">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1419657245616">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1419657244800">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1419657248336">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1419657246432">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1419657251600">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1419657243984">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1419657253504">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8" text:outline-level="1">Visual</text:h>
      <text:p text:style-name="P436">‘<text:span text:style-name="T20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419657250512">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ext:p text:style-name="P475">The following terminal keystrokes are recognised:-</text:p>
      <text:p text:style-name="P435"/>
      <table:table table:name="Table84" table:style-name="Table84">
        <table:table-column table:style-name="Table84.A"/>
        <table:table-column table:style-name="Table84.B"/>
        <table:table-row table:style-name="TableLine1419657251872">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1419657258672">
          <table:table-cell table:style-name="Table84.A1" office:value-type="string">
            <text:p text:style-name="P260">Ctrl-S</text:p>
          </table:table-cell>
          <table:table-cell table:style-name="Table84.A1" office:value-type="string">
            <text:p text:style-name="P260">Save now</text:p>
          </table:table-cell>
        </table:table-row>
        <table:table-row table:style-name="TableLine1419657250784">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1419657241808">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1419657251056">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1419657257856">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1419657242624">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81"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419657247248">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1419657243168">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419657255408">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419657257040">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419657266560">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419657274176">
          <table:table-cell table:style-name="Table37.A2" office:value-type="string">
            <text:p text:style-name="P56">index-html<text:span text:style-name="T200">#</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1419657275264">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1419657264384">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1419657259760">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1419657270368">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1419657264656">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419657270912">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1419657260576">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1419657267104">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1419657266016">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1419657271184">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81" text:outline-level="1">WiFi</text:h>
      <table:table table:name="Table39" table:style-name="Table39">
        <table:table-column table:style-name="Table39.A"/>
        <table:table-column table:style-name="Table39.B"/>
        <table:table-column table:style-name="Table39.C"/>
        <table:table-column table:style-name="Table39.D"/>
        <table:table-row table:style-name="TableLine1419657252960">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1419657260848">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1419657263024">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1419657273632">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1419657265744">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1419657261120">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1419657273904">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1419657272272">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1419657276080">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1419657261664">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1419657272544">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1419657262208">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1419657276352">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1419657272000">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1419657265472">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1419657267376">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1419657272816">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1419657266832">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1419657268192">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1419657266288">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1419657262752">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1419657273088">
          <table:table-cell table:style-name="Table48.A1" office:value-type="string">
            <text:p text:style-name="P297">WiFi.mode</text:p>
          </table:table-cell>
          <table:table-cell table:style-name="Table48.A1" office:value-type="string">
            <text:p text:style-name="P3">( <text:span text:style-name="T157">mode</text:span> – )<text:tab/><text:tab/>Set Wifi mode</text:p>
          </table:table-cell>
        </table:table-row>
        <table:table-row table:style-name="TableLine1419657261392">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419657274720">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1419657275808">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1419657274992">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1419657260304">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419657262480">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1419657275536">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1419657263296">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1419657269280">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1419657263568">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1419657269552">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1419657263840">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1419657270096">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ext:p text:style-name="P474"/>
      <table:table table:name="Table50" table:style-name="Table50">
        <table:table-column table:style-name="Table50.A"/>
        <table:table-column table:style-name="Table50.B"/>
        <table:table-column table:style-name="Table50.C"/>
        <table:table-row table:style-name="TableLine1419657264112">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able:table-row table:style-name="TableLine1419657283424">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49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419657277168">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1419657276624">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1419657278800">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1419657282880">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1419657276896">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1419657283152">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1419657277712">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141965728424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1419657279344">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ext:soft-page-break/>
        <table:table-row table:style-name="TableLine1419657277440">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1419657278256">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1419657280976">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1419657281248">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1419657281520">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1419657282064">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1419657282608">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1419657155312">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1419657156944">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1419657171088">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1419657168368">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ext:soft-page-break/>
        <table:table-row table:style-name="TableLine1419657168640">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1419657164560">
          <table:table-cell table:style-name="Table40.A2" office:value-type="string">
            <text:p text:style-name="P92">to</text:p>
          </table:table-cell>
          <table:table-cell table:style-name="Table40.A2" office:value-type="string">
            <text:p text:style-name="P226">( n “<text:span text:style-name="T179">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1419657155584">
          <table:table-cell table:style-name="Table40.A2" office:value-type="string">
            <text:p text:style-name="P93">+to</text:p>
          </table:table-cell>
          <table:table-cell table:style-name="Table40.A2" office:value-type="string">
            <text:p text:style-name="P227">( n “<text:span text:style-name="T179">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1419657158848">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1419657156400">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1419657170544">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1419657285056">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1419657163200">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1419657165920">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419657165648">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81" text:outline-level="1">Useful documentation</text:h>
      <text:p text:style-name="P42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6"><text:a xlink:type="simple" xlink:href="https://www.facebook.com/groups/forth2020/" text:style-name="Internet_20_link" text:visited-style-name="Visited_20_Internet_20_Link"><text:span text:style-name="T158">Forth2020</text:span></text:a><text:span text:style-name="T158"> on facebook </text:span></text:p>
      <text:p text:style-name="P472"><text:span text:style-name="T158">ESP32 module </text:span><text:a xlink:type="simple" xlink:href="https://tutorials.probots.co.in/esp32-buying-guide/" text:style-name="Internet_20_link" text:visited-style-name="Visited_20_Internet_20_Link"><text:span text:style-name="T158">buying guide</text:span></text:a></text:p>
      <text:p text:style-name="P470"><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401"/>
      <text:h text:style-name="Heading_20_1" text:outline-level="1">Useful Code</text:h>
      <text:p text:style-name="P461"><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2"><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2"><text:span text:style-name="T162">The</text:span><text:span text:style-name="T161"> github </text:span><text:a xlink:type="simple" xlink:href="https://github.com/Esp32forth/forth2020group" text:style-name="Internet_20_link" text:visited-style-name="Visited_20_Internet_20_Link"><text:span text:style-name="T163">ESP32forth / </text:span></text:a><text:a xlink:type="simple" xlink:href="https://github.com/Esp32forth/forth2020group" text:style-name="Internet_20_link" text:visited-style-name="Visited_20_Internet_20_Link"><text:span text:style-name="T164">forth2020group</text:span></text:a><text:a xlink:type="simple" xlink:href="https://github.com/Esp32forth/forth2020group" text:style-name="Internet_20_link" text:visited-style-name="Visited_20_Internet_20_Link"><text:span text:style-name="T163"> code page</text:span></text:a></text:p>
      <text:p text:style-name="P471"><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in Aug 2022 by Bob Edwards, retired EMC engineer in SW U.K. He always has it open, on screen, when he programs ESP32forth and hopes you will find it useful too.</text:p>
      <text:h text:style-name="P481"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419657171360">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1419657164832">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1419657170272">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1419657164288">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1419657167552">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1419657158032">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1419657160480">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419657161840">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419657165104">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1419657165376">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141965716238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1419657162656">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419657162928">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1419658897344">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1419658896800">
          <table:table-cell table:style-name="Table70.A2" office:value-type="string">
            <text:p text:style-name="P56">*<text:span text:style-name="T180">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1419658886736">
          <table:table-cell table:style-name="Table70.A2" office:value-type="string">
            <text:p text:style-name="P56">*<text:span text:style-name="T180">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1419658887552">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2">p</text:span>rint address line leaving room – <text:span text:style-name="T182">part of the </text:span><text:soft-page-break/><text:span text:style-name="T182">dump word</text:span></text:p>
          </table:table-cell>
          <table:table-cell table:style-name="Table70.D2" office:value-type="string">
            <text:p text:style-name="P234">internals</text:p>
          </table:table-cell>
        </table:table-row>
        <table:table-row table:style-name="TableLine1419658887008">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1419658891088">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1419658895984">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1419658891904">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1419658897072">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419658901152">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419658887280">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1419658894896">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419658900608">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419658894080">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419658890816">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419658885648">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1419658888368">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419658891360">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419658902240">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1419658898704">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1419658888640">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1419658891632">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419658889456">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419658898976">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1419658888912">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419658892448">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1419658899248">
          <table:table-cell table:style-name="Table73.A2" office:value-type="string">
            <text:p text:style-name="P103">starts../</text:p>
          </table:table-cell>
          <table:table-cell table:style-name="Table73.A2" office:value-type="string">
            <text:p text:style-name="P149"><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1419658889184">
          <table:table-cell table:style-name="Table73.A2" office:value-type="string">
            <text:p text:style-name="P103">starts./</text:p>
          </table:table-cell>
          <table:table-cell table:style-name="Table73.A2" office:value-type="string">
            <text:p text:style-name="P116"><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419658900880">
          <table:table-cell table:style-name="Table74.A1" office:value-type="string">
            <text:p text:style-name="P56">‘<text:span text:style-name="T184">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1419658895440">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89571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0336">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896256">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1424">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1419658901696">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1419658901968">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9104">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9584">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6592">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1419658915840">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41965892019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0400">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6112">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3056">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3872">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9920">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1216">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8288">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2576">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1419658911760">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1419658908768">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3600">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419658910672">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1419658918832">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2304">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141965891203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1419658904960">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1419658916384">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6656">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1419658907952">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6928">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3120">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5568">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1419658912848">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9376">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5504">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7472">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17200">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7136">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1419658903328">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419658889728">
          <table:table-cell table:style-name="Table75.A1" office:value-type="string">
            <text:p text:style-name="P83">‘<text:span text:style-name="T176">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1419658906320">
          <table:table-cell table:style-name="Table75.A2" office:value-type="string">
            <text:p text:style-name="P83">‘<text:span text:style-name="T175">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419658909312">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419658904144">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1419658904416">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419658904688">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419658905776">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1419658906864">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1419658909856">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1419658918016">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0128">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0944">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1488">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3664">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3936">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4208">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4480">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1419658914752">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8560">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1419658915024">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1419658915296">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1419658929440">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419658907408">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1419658936784">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419658922912">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1419658932704">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1419658925632">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419658933792">
          <table:table-cell table:style-name="Table91.A1" office:value-type="string">
            <text:p text:style-name="P86">?<text:span text:style-name="T181">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1419658929984">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50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419658927536">
          <table:table-cell table:style-name="Table78.A1" office:value-type="string">
            <text:p text:style-name="P56">‘<text:span text:style-name="T177">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1419658933248">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1419658922368">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1419658937328">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60"/>
      <text:p text:style-name="Standard"/>
      <text:h text:style-name="P502" text:outline-level="2">System</text:h>
      <table:table table:name="Table79" table:style-name="Table79">
        <table:table-column table:style-name="Table79.A"/>
        <table:table-column table:style-name="Table79.B"/>
        <table:table-column table:style-name="Table79.C"/>
        <table:table-column table:style-name="Table79.D"/>
        <table:table-row table:style-name="TableLine1419658937600">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1419658928080">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419658929168">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1419658935424">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1419658920464">
          <table:table-cell table:style-name="Table79.A2" office:value-type="string">
            <text:p text:style-name="P56">‘<text:span text:style-name="T177">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419658920736">
          <table:table-cell table:style-name="Table79.A2" office:value-type="string">
            <text:p text:style-name="P56">‘<text:span text:style-name="T177">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1419658921280">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1419658940320">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1419658943040">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1419658938416">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1419658945760">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1419658941136">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1419658943312">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1419658938688">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1419658952288">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419658925904">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1419658949024">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1419658948752">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50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419658938144">
          <table:table-cell table:style-name="Table81.A1" office:value-type="string">
            <text:p text:style-name="P56">‘<text:span text:style-name="T175">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1419658950384">
          <table:table-cell table:style-name="Table81.A2" office:value-type="string">
            <text:p text:style-name="P56">‘<text:span text:style-name="T175">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419658938960">
          <table:table-cell table:style-name="Table81.A2" office:value-type="string">
            <text:p text:style-name="P56">‘<text:span text:style-name="T175">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1419658948208">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1419658941952">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1419658950656">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1419658949568">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1419658940864">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419658953920">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419658948480">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1419658939232">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419658943856">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419658955008">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419658954464">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1419658947120">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1419658942224">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419658951472">
          <table:table-cell table:style-name="Table82.A1" office:value-type="string">
            <text:p text:style-name="P83">-<text:span text:style-name="T183">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1419658944128">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1419658945488">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419658937872">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419658947392">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419658940048">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419658947664">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419658944944">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419658945216">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419658947936">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1419658955824">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419658963984">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1419658956368">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419658957456">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1419658970240">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6"/>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419658939504">
          <table:table-cell table:style-name="Table92.A1" office:value-type="string">
            <text:p text:style-name="P66">‘<text:span text:style-name="T177">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1419658966160">
          <table:table-cell table:style-name="Table92.A2" office:value-type="string">
            <text:p text:style-name="P66">‘<text:span text:style-name="T177">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419658965616">
          <table:table-cell table:style-name="Table92.A2" office:value-type="string">
            <text:p text:style-name="P66">‘<text:span text:style-name="T177">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1419658963440">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500" text:outline-level="1">Appendix 2 Notes on using the Sockets Dictionary</text:h>
      <text:p text:style-name="P450"><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419658960992">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tab/>]</text:p>
            <text:p text:style-name="P11">long4<text:tab/><text:tab/>[<text:tab/>unused<text:tab/><text:tab/><text:tab/>]</text:p>
          </table:table-cell>
          <table:table-cell table:style-name="Table86.B1" office:value-type="string">
            <text:p text:style-name="P10"/>
            <text:p text:style-name="P10"/>
            <text:p text:style-name="P10">len = 16, the number of bytes in the structure</text:p>
            <text:p text:style-name="P10">family = 2, AF_INET for internet use </text:p>
          </table:table-cell>
        </table:table-row>
      </table:table>
      <text:p text:style-name="P441"/>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419658966432">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1419658969696">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1419658965072">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1419658957728">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40"/>
      <text:h text:style-name="P504"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419658968064">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1419658965344">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text:soft-page-break/>(returned by gethostbyname)</text:p>
          </table:table-cell>
        </table:table-row>
        <table:table-row table:style-name="TableLine1419658961808">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able:table-row table:style-name="TableLine1419658962080">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1419658968608">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1419658958272">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3"/>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419658965888">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1419658956096">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2"/>
      <text:p text:style-name="P465">After all communication is done, the connection is closed with:-</text:p>
      <table:table table:name="Table90" table:style-name="Table90">
        <table:table-column table:style-name="Table90.A"/>
        <table:table-column table:style-name="Table90.B"/>
        <table:table-column table:style-name="Table90.C"/>
        <table:table-row table:style-name="TableLine1419658959088">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4"/>
      <text:p text:style-name="P202">Let’s look at the forth programming needed for a tcp client:-</text:p>
      <text:h text:style-name="P507" text:outline-level="3">Get the host address</text:h>
      <text:p text:style-name="P203">z” google.com” gethostbyname constant google.com<text:tab/>\ look up the host details using the name <text:s/></text:p>
      <text:p text:style-name="P203"><text:soft-page-break/>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3"><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3"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2721064182" text:style-name="L1">
        <text:list-item>
          <text:p text:style-name="P508">gethostbyname (hostname)</text:p>
        </text:list-item>
        <text:list-item>
          <text:p text:style-name="P508">socket (domain,type,protocol)</text:p>
        </text:list-item>
        <text:list-item>
          <text:p text:style-name="P508">bind (sock,addr,addrlen)</text:p>
        </text:list-item>
        <text:list-item>
          <text:p text:style-name="P508">sendto <text:s text:c="4"/>(sock,data, datalen, flags, addr, addrlen)</text:p>
        </text:list-item>
        <text:list-item>
          <text:p text:style-name="P508">recvfrom (sock,data,datalen,flags,addr. *addrlen)</text:p>
        </text:list-item>
        <text:list-item>
          <text:p text:style-name="P508">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81" text:outline-level="1">Appendix 3 Catch and Throw</text:h>
      <text:p text:style-name="P476"><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59"><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5"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2"><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2"><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4"><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8"><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6" text:outline-level="2">CATCH <text:span text:style-name="T134">( xt – 0 | errorcode )</text:span></text:h>
      <text:p text:style-name="P454"><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3"><text:span text:style-name="Strong_20_Emphasis"><text:span text:style-name="T69"><text:s text:c="3"/></text:span></text:span><text:span text:style-name="Strong_20_Emphasis"><text:span text:style-name="T70">: test-div ( quotient divisor -- result )</text:span></text:span></text:p>
      <text:p text:style-name="P455"><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5"><text:span text:style-name="Strong_20_Emphasis"><text:span text:style-name="T69"><text:s text:c="7"/></text:span></text:span><text:span text:style-name="Strong_20_Emphasis"><text:span text:style-name="T70">dup 99 = if </text:span></text:span></text:p>
      <text:p text:style-name="P455"><text:soft-page-break/><text:span text:style-name="Strong_20_Emphasis"><text:span text:style-name="T69"><text:s text:c="9"/></text:span></text:span><text:span text:style-name="Strong_20_Emphasis"><text:span text:style-name="T70">." Divide by zero error"</text:span></text:span></text:p>
      <text:p text:style-name="P455"><text:span text:style-name="Strong_20_Emphasis"><text:span text:style-name="T69"><text:s text:c="7"/></text:span></text:span><text:span text:style-name="Strong_20_Emphasis"><text:span text:style-name="T70">else</text:span></text:span></text:p>
      <text:p text:style-name="P455"><text:span text:style-name="Strong_20_Emphasis"><text:span text:style-name="T69"><text:s text:c="9"/></text:span></text:span><text:span text:style-name="Strong_20_Emphasis"><text:span text:style-name="T70">throw</text:span></text:span></text:p>
      <text:p text:style-name="P455"><text:span text:style-name="Strong_20_Emphasis"><text:span text:style-name="T69"><text:s text:c="7"/></text:span></text:span><text:span text:style-name="Strong_20_Emphasis"><text:span text:style-name="T70">then</text:span></text:span></text:p>
      <text:p text:style-name="P456"><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5">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7">some say</text:span></text:p>
      <text:p text:style-name="P454"><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7711b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7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23T09:34:21.023000000</dc:date>
    <meta:editing-duration>PT22H32M58S</meta:editing-duration>
    <meta:editing-cycles>326</meta:editing-cycles>
    <meta:generator>LibreOffice/7.2.7.2$Windows_X86_64 LibreOffice_project/8d71d29d553c0f7dcbfa38fbfda25ee34cce99a2</meta:generator>
    <meta:document-statistic meta:table-count="97" meta:image-count="2" meta:object-count="0" meta:page-count="70" meta:paragraph-count="4203" meta:word-count="18204" meta:character-count="98318" meta:non-whitespace-character-count="80799"/>
  </office:meta>
</office:document-meta>
</file>